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10.918cm" fo:min-width="16.264cm"/>
    </style:style>
    <style:style style:name="gr2" style:family="graphic" style:parent-style-name="standard">
      <style:graphic-properties draw:stroke="none" draw:fill-color="#ff99ff" draw:textarea-horizontal-align="justify" draw:textarea-vertical-align="middle" draw:auto-grow-height="false" fo:min-height="5.498cm" fo:min-width="10.098cm"/>
    </style:style>
    <style:style style:name="gr3" style:family="graphic" style:parent-style-name="standard">
      <style:graphic-properties draw:stroke="none" draw:fill-color="#99ff66" draw:textarea-horizontal-align="justify" draw:textarea-vertical-align="middle" draw:auto-grow-height="false" fo:min-height="1.906cm" fo:min-width="4.081cm"/>
    </style:style>
    <style:style style:name="gr4" style:family="graphic" style:parent-style-name="standard">
      <style:graphic-properties draw:stroke="none" draw:fill-color="#ffff99" draw:textarea-horizontal-align="justify" draw:textarea-vertical-align="middle" draw:auto-grow-height="false" fo:min-height="1.906cm" fo:min-width="4.08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9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-color="#99ff66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-color="#ffff99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64cm" svg:height="11.168cm" svg:x="4.937cm" svg:y="2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8.128cm" svg:x="5.753cm" svg:y="4.837cm">
          <text:p text:style-name="P2"><text:span text:style-name="T1">Data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3.048cm" svg:x="7.223cm" svg:y="9.223cm">
          <text:p text:style-name="P2"><text:span text:style-name="T1">Primitive data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3.048cm" svg:x="12.43cm" svg:y="5.54cm">
          <text:p text:style-name="P2"><text:span text:style-name="T1">User defined</text:span></text:p>
          <text:p text:style-name="P2"><text:span text:style-name="T1">data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5.616cm" svg:height="0.962cm" svg:x="5.658cm" svg:y="3.54cm">
          <draw:text-box>
            <text:p><text:span text:style-name="T1">Abstract data 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ca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3:28:54.286887461</meta:creation-date>
    <dc:date>2017-05-02T13:40:53.955487093</dc:date>
    <meta:editing-duration>PT1M49S</meta:editing-duration>
    <meta:editing-cycles>1</meta:editing-cycles>
    <meta:document-statistic meta:object-count="5"/>
    <meta:generator>LibreOffice/5.1.6.2$Linux_X86_64 LibreOffice_project/10m0$Build-2</meta:generator>
  </office:meta>
</office:document-meta>
</file>